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7cm" svg:height="2.8cm" svg:x="6.5cm" svg:y="1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6cm" svg:height="2.5cm" svg:x="6.7cm" svg:y="5.8cm">
          <text:p text:style-name="P1">i=1</text:p>
          <text:p text:style-name="P1">k=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cm" svg:height="3.9cm" svg:x="7.9cm" svg:y="14.1cm">
          <text:p text:style-name="P1">k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7" draw:id="id7" draw:layer="layout" svg:width="5cm" svg:height="2.4cm" svg:x="2.2cm" svg:y="22cm">
          <text:p text:style-name="P1">I++</text:p>
          <text:p text:style-name="P1">k++</text:p>
        </draw:rect>
        <draw:custom-shape draw:style-name="gr1" draw:text-style-name="P1" xml:id="id4" draw:id="id4" draw:layer="layout" svg:width="8.1cm" svg:height="2.4cm" svg:x="5.7cm" svg:y="25.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9cm" svg:height="2.6cm" svg:x="6.5cm" svg:y="10.5cm">
          <text:p text:style-name="P1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0cm" svg:y1="4.4cm" svg:x2="10cm" svg:y2="5.8cm" draw:start-shape="id1" draw:start-glue-point="2" draw:end-shape="id2" draw:end-glue-point="0" svg:d="M10000 4400v1400">
          <text:p/>
        </draw:connector>
        <draw:connector draw:style-name="gr4" draw:text-style-name="P1" draw:layer="layout" draw:line-skew="2.298cm 2.899cm" svg:x1="12cm" svg:y1="16.05cm" svg:x2="9.75cm" svg:y2="25.5cm" draw:start-shape="id3" draw:start-glue-point="7" draw:end-shape="id4" draw:end-glue-point="0" svg:d="M12000 16050h2800v8600h-5050v850">
          <text:p/>
        </draw:connector>
        <draw:custom-shape draw:style-name="gr1" draw:text-style-name="P1" xml:id="id6" draw:id="id6" draw:layer="layout" svg:width="6.9cm" svg:height="2.6cm" svg:x="1.3cm" svg:y="17.8cm">
          <text:p text:style-name="P1">Output i*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layer="layout" svg:width="2.3cm" svg:height="0.963cm" svg:x="4.9cm" svg:y="15.037cm">
          <draw:text-box>
            <text:p>True</text:p>
          </draw:text-box>
        </draw:frame>
        <draw:frame draw:style-name="gr6" draw:layer="layout" svg:width="2.3cm" svg:height="0.963cm" svg:x="12.1cm" svg:y="15.1cm">
          <draw:text-box>
            <text:p>False</text:p>
          </draw:text-box>
        </draw:frame>
        <draw:connector draw:style-name="gr7" draw:text-style-name="P1" draw:layer="layout" svg:x1="10cm" svg:y1="8.3cm" svg:x2="9.95cm" svg:y2="10.5cm" draw:start-shape="id2" draw:start-glue-point="2" draw:end-shape="id5" draw:end-glue-point="5" svg:d="M10000 8300v1100h-50v1100">
          <text:p/>
        </draw:connector>
        <draw:connector draw:style-name="gr7" draw:text-style-name="P1" draw:layer="layout" svg:x1="9.95cm" svg:y1="13.1cm" svg:x2="9.95cm" svg:y2="14.1cm" draw:start-shape="id5" draw:start-glue-point="8" draw:end-shape="id3" draw:end-glue-point="4" svg:d="M9950 13100v1000">
          <text:p/>
        </draw:connector>
        <draw:connector draw:style-name="gr7" draw:text-style-name="P1" draw:layer="layout" svg:x1="7.9cm" svg:y1="16.05cm" svg:x2="4.75cm" svg:y2="17.8cm" draw:start-shape="id3" draw:start-glue-point="5" draw:end-shape="id6" draw:end-glue-point="5" svg:d="M7900 16050h-3150v1750">
          <text:p/>
        </draw:connector>
        <draw:connector draw:style-name="gr7" draw:text-style-name="P1" draw:layer="layout" svg:x1="4.75cm" svg:y1="20.4cm" svg:x2="4.7cm" svg:y2="22cm" draw:start-shape="id6" draw:start-glue-point="8" draw:end-shape="id7" draw:end-glue-point="0" svg:d="M4750 20400v801h-50v799">
          <text:p/>
        </draw:connector>
        <draw:connector draw:style-name="gr7" draw:text-style-name="P1" draw:layer="layout" svg:x1="7.2cm" svg:y1="23.2cm" svg:x2="9.95cm" svg:y2="18cm" draw:start-shape="id7" draw:start-glue-point="1" draw:end-shape="id3" draw:end-glue-point="6" svg:d="M7200 23200h2750v-5200">
          <text:p/>
        </draw:connector>
      </draw:page>
      <draw:page draw:name="page2" draw:style-name="dp1" draw:master-page-name="Обычный">
        <draw:custom-shape draw:style-name="gr1" draw:text-style-name="P1" xml:id="id10" draw:id="id10" draw:layer="layout" svg:width="7cm" svg:height="2.8cm" svg:x="7.3cm" svg:y="1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6cm" svg:height="2.5cm" svg:x="7.4cm" svg:y="8.879cm">
          <text:p text:style-name="P1">i=1</text:p>
          <text:p text:style-name="P1">K=1</text:p>
          <text:p text:style-name="P1">a=1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1cm" svg:height="3.9cm" svg:x="8.7cm" svg:y="12.2cm">
          <text:p text:style-name="P1">k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3" draw:id="id13" draw:layer="layout" svg:width="5cm" svg:height="2.4cm" svg:x="3.1cm" svg:y="15.5cm">
          <text:p text:style-name="P1">a=a*i</text:p>
        </draw:rect>
        <draw:custom-shape draw:style-name="gr1" draw:text-style-name="P1" xml:id="id9" draw:id="id9" draw:layer="layout" svg:width="8.1cm" svg:height="2.4cm" svg:x="6.5cm" svg:y="25.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.9cm" svg:height="2.6cm" svg:x="7.3cm" svg:y="5.4cm">
          <text:p text:style-name="P1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2.298cm 3.399cm" svg:x1="12.8cm" svg:y1="14.15cm" svg:x2="10.55cm" svg:y2="25.5cm" draw:start-shape="id8" draw:start-glue-point="7" draw:end-shape="id9" draw:end-glue-point="0" svg:d="M12800 14150h2800v10050h-5050v1300">
          <text:p/>
        </draw:connector>
        <draw:frame draw:style-name="gr8" draw:layer="layout" svg:width="2.4cm" svg:height="0.963cm" svg:x="5.8cm" svg:y="13.237cm">
          <draw:text-box>
            <text:p>True</text:p>
          </draw:text-box>
        </draw:frame>
        <draw:frame draw:style-name="gr9" draw:layer="layout" svg:width="2.3cm" svg:height="1.1cm" svg:x="13cm" svg:y="13.2cm">
          <draw:text-box>
            <text:p>False</text:p>
          </draw:text-box>
        </draw:frame>
        <draw:custom-shape draw:style-name="gr1" draw:text-style-name="P1" xml:id="id14" draw:id="id14" draw:layer="layout" svg:width="6.9cm" svg:height="2.6cm" svg:x="2.2cm" svg:y="18.9cm">
          <text:p text:style-name="P1">Outpu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0.8cm" svg:y1="4.4cm" svg:x2="10.75cm" svg:y2="5.4cm" draw:start-shape="id10" draw:start-glue-point="2" draw:end-shape="id11" draw:end-glue-point="5" svg:d="M10800 4400v501h-50v499">
          <text:p/>
        </draw:connector>
        <draw:connector draw:style-name="gr7" draw:text-style-name="P1" draw:layer="layout" svg:x1="10.75cm" svg:y1="8cm" svg:x2="10.7cm" svg:y2="8.879cm" draw:start-shape="id11" draw:start-glue-point="8" draw:end-shape="id12" draw:end-glue-point="0" svg:d="M10750 8000v440h-50v439">
          <text:p/>
        </draw:connector>
        <draw:connector draw:style-name="gr7" draw:text-style-name="P1" draw:layer="layout" svg:x1="10.7cm" svg:y1="11.379cm" svg:x2="10.75cm" svg:y2="12.2cm" draw:start-shape="id12" draw:start-glue-point="2" draw:end-shape="id8" draw:end-glue-point="4" svg:d="M10700 11379v411h50v410">
          <text:p/>
        </draw:connector>
        <draw:rect draw:style-name="gr2" draw:text-style-name="P1" xml:id="id15" draw:id="id15" draw:layer="layout" svg:width="5.3cm" svg:height="2.6cm" svg:x="3cm" svg:y="22.5cm">
          <text:p text:style-name="P1">K++</text:p>
          <text:p text:style-name="P1">i++</text:p>
        </draw:rect>
        <draw:connector draw:style-name="gr7" draw:text-style-name="P1" draw:layer="layout" svg:x1="8.7cm" svg:y1="14.15cm" svg:x2="5.6cm" svg:y2="15.5cm" draw:start-shape="id8" draw:start-glue-point="5" draw:end-shape="id13" draw:end-glue-point="0" svg:d="M8700 14150h-3100v1350">
          <text:p/>
        </draw:connector>
        <draw:connector draw:style-name="gr7" draw:text-style-name="P1" draw:layer="layout" svg:x1="5.6cm" svg:y1="17.9cm" svg:x2="5.65cm" svg:y2="18.9cm" draw:start-shape="id13" draw:start-glue-point="2" draw:end-shape="id14" draw:end-glue-point="5" svg:d="M5600 17900v500h50v500">
          <text:p/>
        </draw:connector>
        <draw:connector draw:style-name="gr7" draw:text-style-name="P1" draw:layer="layout" svg:x1="5.65cm" svg:y1="21.5cm" svg:x2="5.65cm" svg:y2="22.5cm" draw:start-shape="id14" draw:start-glue-point="8" draw:end-shape="id15" draw:end-glue-point="0" svg:d="M5650 21500v1000">
          <text:p/>
        </draw:connector>
        <draw:connector draw:style-name="gr7" draw:text-style-name="P1" draw:layer="layout" svg:x1="8.3cm" svg:y1="23.8cm" svg:x2="10.75cm" svg:y2="16.1cm" draw:start-shape="id15" draw:start-glue-point="1" draw:end-shape="id8" draw:end-glue-point="6" svg:d="M8300 23800h2450v-7700">
          <text:p/>
        </draw:connector>
      </draw:page>
      <draw:page draw:name="page3" draw:style-name="dp1" draw:master-page-name="Обычный">
        <draw:custom-shape draw:style-name="gr1" draw:text-style-name="P1" xml:id="id16" draw:id="id16" draw:layer="layout" svg:width="7cm" svg:height="2.8cm" svg:x="7.3cm" svg:y="1.60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6.6cm" svg:height="2.5cm" svg:x="7.4cm" svg:y="8.88cm">
          <text:p text:style-name="P1">i=1</text:p>
          <text:p text:style-name="P1">K=1</text:p>
          <text:p text:style-name="P1">a=1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4.1cm" svg:height="3.9cm" svg:x="8.5cm" svg:y="21.1cm">
          <text:p text:style-name="P1">k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9" draw:id="id19" draw:layer="layout" svg:width="5cm" svg:height="2.4cm" svg:x="2.6cm" svg:y="12.7cm">
          <text:p text:style-name="P1">a=a*i</text:p>
        </draw:rect>
        <draw:custom-shape draw:style-name="gr1" draw:text-style-name="P1" xml:id="id23" draw:id="id23" draw:layer="layout" svg:width="8.1cm" svg:height="2.4cm" svg:x="6.5cm" svg:y="25.501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6.9cm" svg:height="2.6cm" svg:x="7.3cm" svg:y="5.401cm">
          <text:p text:style-name="P1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layer="layout" svg:width="2.4cm" svg:height="0.963cm" svg:x="8cm" svg:y="13.037cm">
          <draw:text-box>
            <text:p>True</text:p>
          </draw:text-box>
        </draw:frame>
        <draw:frame draw:style-name="gr9" draw:layer="layout" svg:width="2.3cm" svg:height="1.1cm" svg:x="10.6cm" svg:y="24.4cm">
          <draw:text-box>
            <text:p>False</text:p>
          </draw:text-box>
        </draw:frame>
        <draw:custom-shape draw:style-name="gr1" draw:text-style-name="P1" xml:id="id20" draw:id="id20" draw:layer="layout" svg:width="6.9cm" svg:height="2.6cm" svg:x="1.6cm" svg:y="15.7cm">
          <text:p text:style-name="P1">Outpu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0.8cm" svg:y1="4.401cm" svg:x2="10.75cm" svg:y2="5.401cm" draw:start-shape="id16" draw:start-glue-point="2" draw:end-shape="id17" draw:end-glue-point="5" svg:d="M10800 4401v501h-50v499">
          <text:p/>
        </draw:connector>
        <draw:connector draw:style-name="gr7" draw:text-style-name="P1" draw:layer="layout" svg:x1="10.75cm" svg:y1="8.001cm" svg:x2="10.7cm" svg:y2="8.88cm" draw:start-shape="id17" draw:start-glue-point="8" draw:end-shape="id18" draw:end-glue-point="0" svg:d="M10750 8001v440h-50v439">
          <text:p/>
        </draw:connector>
        <draw:rect draw:style-name="gr2" draw:text-style-name="P1" xml:id="id21" draw:id="id21" draw:layer="layout" svg:width="5.3cm" svg:height="2.6cm" svg:x="2.4cm" svg:y="19cm">
          <text:p text:style-name="P1">K++</text:p>
          <text:p text:style-name="P1">i++</text:p>
        </draw:rect>
        <draw:connector draw:style-name="gr7" draw:text-style-name="P1" draw:layer="layout" svg:x1="7.4cm" svg:y1="10.13cm" svg:x2="5.1cm" svg:y2="12.7cm" draw:start-shape="id18" draw:start-glue-point="3" draw:end-shape="id19" draw:end-glue-point="0" svg:d="M7400 10130h-2300v2570">
          <text:p/>
        </draw:connector>
        <draw:connector draw:style-name="gr7" draw:text-style-name="P1" draw:layer="layout" svg:x1="5.1cm" svg:y1="15.1cm" svg:x2="5.05cm" svg:y2="15.7cm" draw:start-shape="id19" draw:start-glue-point="2" draw:end-shape="id20" draw:end-glue-point="5" svg:d="M5100 15100v300h-50v300">
          <text:p/>
        </draw:connector>
        <draw:connector draw:style-name="gr7" draw:text-style-name="P1" draw:layer="layout" svg:x1="5.05cm" svg:y1="18.3cm" svg:x2="5.05cm" svg:y2="19cm" draw:start-shape="id20" draw:start-glue-point="8" draw:end-shape="id21" draw:end-glue-point="0" svg:d="M5050 18300v700">
          <text:p/>
        </draw:connector>
        <draw:connector draw:style-name="gr7" draw:text-style-name="P1" draw:layer="layout" svg:x1="5.05cm" svg:y1="21.6cm" svg:x2="8.5cm" svg:y2="23.05cm" draw:start-shape="id21" draw:start-glue-point="2" draw:end-shape="id22" draw:end-glue-point="5" svg:d="M5050 21600v1450h3450">
          <text:p/>
        </draw:connector>
        <draw:connector draw:style-name="gr7" draw:text-style-name="P1" draw:layer="layout" svg:x1="10.55cm" svg:y1="25cm" svg:x2="10.55cm" svg:y2="25.501cm" draw:start-shape="id22" draw:start-glue-point="6" draw:end-shape="id23" draw:end-glue-point="0" svg:d="M10550 25000v501">
          <text:p/>
        </draw:connector>
        <draw:connector draw:style-name="gr7" draw:text-style-name="P1" draw:layer="layout" svg:x1="10.55cm" svg:y1="21.1cm" svg:x2="5.1cm" svg:y2="12.7cm" draw:start-shape="id22" draw:start-glue-point="4" draw:end-shape="id19" draw:end-glue-point="0" svg:d="M10550 21100v-8901h-5450v501">
          <text:p/>
        </draw:connector>
      </draw:page>
      <draw:page draw:name="page4" draw:style-name="dp1" draw:master-page-name="Обычный">
        <draw:custom-shape draw:style-name="gr1" draw:text-style-name="P1" xml:id="id24" draw:id="id24" draw:layer="layout" svg:width="7cm" svg:height="2.8cm" svg:x="10.4cm" svg:y="1.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6" draw:id="id26" draw:layer="layout" svg:width="6.6cm" svg:height="2.5cm" svg:x="10.5cm" svg:y="8.679cm">
          <text:p text:style-name="P1">i=1</text:p>
          <text:p text:style-name="P1">K=1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4.1cm" svg:height="3.9cm" svg:x="11.6cm" svg:y="19.7cm">
          <text:p text:style-name="P1">k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0" draw:id="id30" draw:layer="layout" svg:width="8.1cm" svg:height="2.4cm" svg:x="9.6cm" svg:y="25.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5" draw:id="id25" draw:layer="layout" svg:width="6.9cm" svg:height="2.6cm" svg:x="10.4cm" svg:y="5.2cm">
          <text:p text:style-name="P1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layer="layout" svg:width="2.4cm" svg:height="0.963cm" svg:x="11.6cm" svg:y="12.5cm">
          <draw:text-box>
            <text:p>True</text:p>
          </draw:text-box>
        </draw:frame>
        <draw:frame draw:style-name="gr9" draw:layer="layout" svg:width="2.3cm" svg:height="1.1cm" svg:x="13.7cm" svg:y="23.7cm">
          <draw:text-box>
            <text:p>False</text:p>
          </draw:text-box>
        </draw:frame>
        <draw:custom-shape draw:style-name="gr1" draw:text-style-name="P1" xml:id="id27" draw:id="id27" draw:layer="layout" svg:width="6.9cm" svg:height="2.6cm" svg:x="4.7cm" svg:y="12.1cm">
          <text:p text:style-name="P1">Output i*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3.9cm" svg:y1="4.2cm" svg:x2="13.85cm" svg:y2="5.2cm" draw:start-shape="id24" draw:start-glue-point="2" draw:end-shape="id25" draw:end-glue-point="5" svg:d="M13900 4200v501h-50v499">
          <text:p/>
        </draw:connector>
        <draw:connector draw:style-name="gr7" draw:text-style-name="P1" draw:layer="layout" svg:x1="13.85cm" svg:y1="7.8cm" svg:x2="13.8cm" svg:y2="8.679cm" draw:start-shape="id25" draw:start-glue-point="8" draw:end-shape="id26" draw:end-glue-point="0" svg:d="M13850 7800v440h-50v439">
          <text:p/>
        </draw:connector>
        <draw:rect draw:style-name="gr2" draw:text-style-name="P1" xml:id="id28" draw:id="id28" draw:layer="layout" svg:width="5.3cm" svg:height="2.6cm" svg:x="5.5cm" svg:y="16.9cm">
          <text:p text:style-name="P1">K++</text:p>
          <text:p text:style-name="P1">i++</text:p>
        </draw:rect>
        <draw:connector draw:style-name="gr7" draw:text-style-name="P1" draw:layer="layout" svg:x1="8.15cm" svg:y1="14.7cm" svg:x2="8.15cm" svg:y2="16.9cm" draw:start-shape="id27" draw:start-glue-point="8" draw:end-shape="id28" draw:end-glue-point="0" svg:d="M8150 14700v2200">
          <text:p/>
        </draw:connector>
        <draw:connector draw:style-name="gr7" draw:text-style-name="P1" draw:layer="layout" svg:x1="8.15cm" svg:y1="19.5cm" svg:x2="11.6cm" svg:y2="21.65cm" draw:start-shape="id28" draw:start-glue-point="2" draw:end-shape="id29" draw:end-glue-point="5" svg:d="M8150 19500v2150h3450">
          <text:p/>
        </draw:connector>
        <draw:connector draw:style-name="gr7" draw:text-style-name="P1" draw:layer="layout" svg:x1="13.65cm" svg:y1="23.6cm" svg:x2="13.65cm" svg:y2="25.3cm" draw:start-shape="id29" draw:start-glue-point="6" draw:end-shape="id30" draw:end-glue-point="0" svg:d="M13650 23600v1700">
          <text:p/>
        </draw:connector>
        <draw:connector draw:style-name="gr7" draw:text-style-name="P1" draw:layer="layout" svg:x1="10.5cm" svg:y1="9.929cm" svg:x2="8.15cm" svg:y2="12.1cm" draw:start-shape="id26" draw:start-glue-point="3" draw:end-shape="id27" draw:end-glue-point="5" svg:d="M10500 9929h-2350v2171">
          <text:p/>
        </draw:connector>
        <draw:connector draw:style-name="gr7" draw:text-style-name="P1" draw:layer="layout" svg:x1="13.65cm" svg:y1="19.7cm" svg:x2="8.15cm" svg:y2="12.1cm" draw:start-shape="id29" draw:start-glue-point="4" draw:end-shape="id27" draw:end-glue-point="5" svg:d="M13650 19700v-8101h-5500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2-12T09:57:14.24</meta:creation-date>
    <meta:editing-duration>PT34S</meta:editing-duration>
    <meta:editing-cycles>2</meta:editing-cycles>
    <meta:generator>OpenOffice/4.1.14$Win32 OpenOffice.org_project/4114m1$Build-9811</meta:generator>
    <dc:date>2024-02-12T10:27:23.68</dc:date>
    <meta:document-statistic meta:object-count="68"/>
  </office:meta>
</office:document-meta>
</file>